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master-page-name="">
      <loext:graphic-properties draw:fill="none"/>
      <style:paragraph-properties fo:margin-left="0.7cm" fo:margin-right="0cm" fo:margin-top="0cm" fo:margin-bottom="0.247cm" style:contextual-spacing="false" fo:line-height="115%" fo:text-indent="0cm" style:auto-text-indent="false" style:page-number="auto" fo:background-color="transparent"/>
      <style:text-properties fo:font-size="12pt" officeooo:rsid="001e4740" officeooo:paragraph-rsid="001e4740" style:font-size-asian="12pt" style:font-size-complex="12pt"/>
    </style:style>
    <style:style style:name="P2" style:family="paragraph" style:parent-style-name="Text_20_body">
      <loext:graphic-properties draw:fill="none"/>
      <style:paragraph-properties fo:margin-left="0.7cm" fo:margin-right="0cm" fo:margin-top="0cm" fo:margin-bottom="0.247cm" style:contextual-spacing="false" fo:line-height="115%" fo:text-indent="0cm" style:auto-text-indent="false" fo:background-color="transparent"/>
      <style:text-properties fo:font-size="12pt" style:font-size-asian="12pt" style:font-size-complex="12pt"/>
    </style:style>
    <style:style style:name="P3" style:family="paragraph" style:parent-style-name="Standard" style:list-style-name="L1">
      <style:text-properties fo:font-size="12pt" style:font-size-asian="12pt" style:font-size-complex="12pt"/>
    </style:style>
    <style:style style:name="P4" style:family="paragraph" style:parent-style-name="Standard" style:list-style-name="L1">
      <style:text-properties fo:font-size="12pt" fo:font-weight="bold" style:font-size-asian="12pt" style:font-weight-asian="bold" style:font-size-complex="12pt" style:font-weight-complex="bold"/>
    </style:style>
    <style:style style:name="T1" style:family="text">
      <style:text-properties fo:font-weight="normal"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mentários usados para análise:</text:p>
      <text:p text:style-name="P2">• Você é grande demais! Ser humano erra sempre, foda são as pessoas que reconhecem seus erros e pedem desculpas!<text:line-break/>• Deus é contigo meu mano<text:line-break/>• Você é grande irmão, aqui nessa terra todos nós somos iguais, todos erramos, importante é aprender com os erros e ser feliz, sejam felizes, vocês merecem demais<text:line-break/>• Fiquem bem<text:line-break/>• Que você encontre a tranquilidade que esse momento requer. Fiquem bem<text:line-break/>• Muita força pra Bruna<text:line-break/>• Vai dar certo, pai!<text:line-break/>• Ai amigo, sejam felizes! Eu espero que o final seja feliz. Eu amo demais vocês!<text:line-break/>• Quem nunca errou que atire a primeira pedra<text:line-break/>• Eh isso, família…<text:line-break/>• Love wins<text:line-break/>• Love conquers all<text:line-break/>• Tamanho é o homem que assume seus erros e pede perdão, família em primeiro lugar<text:line-break/>• Que Deus abençoe e fortifique a família de vocês<text:line-break/>• Nada é mais importante do que uma família e a sua construção. Perdão é um reflexo do amor e da humildade em nossos corações. Que Deus vos abençoe e guarde de todos os males e de todas as pessoas que de uma forma sutil vão atrapalhar o sucesso familiar de vocês dois, vocês três agora<text:line-break/>• Que Deus abençoe sempre<text:line-break/>• Pra ele Normal<text:line-break/>• Olha amor só dessa vez eu te perdoo. Duas horas depois, a última vez que eu te perdoo Ney $$<text:line-break/>• Quando a gente acha que o "menino" #Neymar já chegou ao limite da escrotidão, ele vai lá e se supera. O cara TRAI a namorada GRÁVIDA, aí com a maior cara de pau pede "desculpas" e o povo continua idolatrando ele<text:line-break/>• Como pode alguém aguentar isso só se for por dinheiro interesses<text:line-break/>• Ele sendo ele kkkk<text:line-break/>• Babaquice<text:line-break/>• Ela engravidou sabendo o jeito que ele era, né? Pelo menos não é Bruna Marquezine. Eu prefiro ela, é linda, uma atriz para dar inveja em todos. Pensa que engravida de um homem e vai segurar? Nunca.<text:line-break/>• Se isso é amor, estamos perdidos<text:line-break/>• Coitada dessa ladainha. Foi a assessoria dele que fez esse texto, é nítido<text:line-break/>• Tá chato já<text:line-break/>• Ele é sem caráter<text:line-break/>• É o próprio bozo. Eu como não tenho nada com isso continuo seguindo a minha vida apertada, pobre, mas digna de todo o amor que a minha família pode me dar por amor, amor, amor<text:line-break/>• Até hoje o povo fala da Marquezine... falta de respeito com quem está com o atual. Ela é linda. Vai ser uma mãezona. Que Deus abençoe essa família linda!<text:line-break/>• Mal começou a crescer a barriga, já tem chifre kkkk<text:line-break/>• Quem achar que tem cura pra homem galinha tá enganada. Vai morrer tentando, levando chifre e passando vergonha... A maioria é, mas tem uns que são demais!<text:line-break/><text:soft-page-break/>• Cidadão de bem, defensor da moral da família e dos bons costumes.<text:line-break/>• Quem ama de verdade não trai, provavelmente ele gosta muito dela<text:line-break/>• Vai levar chifre de novo e de novo e de novo. Ainda bem que tem um herdeiro na barriga dela, né? Aí tudo supera, se perdoa, kkkkk o amor mesmo é o respeito que passa laaaaaaaa pela casa de caralho<text:line-break/>• Não vamos ser hipócritas, quem é que já não foi traída e perdoou? Quantos por aqui não perdoaram namorado, marido, esposa? Quantos aqui que não pensaram na família? Desde quando o ser humano não vai ser traído? Não é aceitar, e sim não ser hipócrita.<text:line-break/>• Jura que ela vai perdoar? Ah, o amor $$$<text:line-break/>• Ridículo isso. @brunabiancardi, você não precisa desse tipo de fama, você não precisa ser sombra de um alienado que só sabe fazer isso: desvalorizar nós mulheres.<text:line-break/>• Burra ela se aceitar. Tenha o filho e pegue uma gorda pensão.<text:line-break/>• Coisa linda<text:line-break/>• Sua filha vai te trazer todo o amor do mundo. Confia em Deus, ele sabe de tudo. Sintase abraçada!<text:line-break/>• Que dor ver isso. Segue forte e não olha mais pra nada a não ser você e sua neném. Você merece tudo de mais lindo: muita saúde, amor e gente do bem por perto. O Brasil te ama! Força!<text:line-break/>• Que mulher maravilhosa, muito forte!<text:line-break/>• Força linda<text:line-break/>• Eu te amo! Te mandando todo amor daqui.<text:line-break/>• Força, meu amor. Estamos com você, fica bemmmm!<text:line-break/>• Iza, você é maravilhosa. Você é muito amada, saiba disso. Sentimos muito por tudo isso, é muito triste.<text:line-break/>• Você é foda! Fique bem<text:line-break/>• Você é uma mulher muito foda!<text:line-break/>• Iza, você é grandiosa e muito amada. Parabéns pela coragem. A sua fala fortalece todas nós. Você é luz!<text:line-break/>• Te amamos Iza, estamos com você!<text:line-break/>• Força Iza<text:line-break/>• Fica bem!<text:line-break/>• Muita força, bênçãos e amor pra você e pra Nala. Meu abraço apertado.<text:line-break/>• ESTAMOS COM VOCÊ!</text:p>
      <text:list text:style-name="L1">
        <text:list-item>
          <text:p text:style-name="P3"><text:s/>Depois desse vídeo, ela <text:span text:style-name="T1">voltou</text:span> pra ele <text:s/></text:p>
        </text:list-item>
        <text:list-item>
          <text:p text:style-name="P3"><text:s/>Poderia apagar né <text:s/></text:p>
        </text:list-item>
        <text:list-item>
          <text:p text:style-name="P3"><text:s/>Tu veio aqui também ver se ela apagou foi? ➡️➡️ <text:s/></text:p>
        </text:list-item>
        <text:list-item>
          <text:p text:style-name="P3"><text:s/>O povo voltando aqui e assistindo isso: 🤡 <text:s/></text:p>
        </text:list-item>
        <text:list-item>
          <text:p text:style-name="P3"><text:s/>Vim aqui pra apagar meu comentário de apoio 🤡🤡🤡🤡 <text:s/></text:p>
        </text:list-item>
        <text:list-item>
          <text:p text:style-name="P3"><text:s/>Vim aqui apagar meu comentário de solidariedade, já que não passou de um circo <text:s/></text:p>
        </text:list-item>
        <text:list-item>
          <text:p text:style-name="P3"><text:s/>Vim aqui para apagar meu comentário de apoio! <text:s/></text:p>
        </text:list-item>
        <text:list-item>
          <text:p text:style-name="P3"><text:s/>O cara traiu e ainda virou esposo troféu 😂😂😂 MITO MITO MITO <text:s/></text:p>
        </text:list-item>
        <text:list-item>
          <text:p text:style-name="P3"><text:s/>A partir de hoje eu não vou defender mais mulher NENHUMA 😭😭😭😭😭😭😭😭😭😭 <text:s/></text:p>
        </text:list-item>
        <text:list-item>
          <text:p text:style-name="P3"><text:s/>“Eu sei do meu valor e a cotação é corna…” <text:s/></text:p>
        </text:list-item>
        <text:list-item>
          <text:p text:style-name="P3"><text:s/>Por que será que ela não apaga já? <text:s/></text:p>
        </text:list-item>
        <text:list-item>
          <text:p text:style-name="P4"><text:s/><text:span text:style-name="T1">Mulher achei que tu era empoderada, larga essa dependência, meu Deus, nam relacionamento véi, podia te amar, mas não vou passar pano pra isso, unfollow <text:s/></text:span></text:p>
        </text:list-item>
        <text:list-item>
          <text:p text:style-name="P3"><text:soft-page-break/><text:s/>O Brasil ficou do lado dela, e ela do lado do cara. <text:s/></text:p>
        </text:list-item>
        <text:list-item>
          <text:p text:style-name="P3"><text:s/>Yuri te deu uma segunda chance hein! Segunda chance de meter outro chifre em ti <text:s/></text:p>
        </text:list-item>
        <text:list-item>
          <text:p text:style-name="P3"><text:s/>Apaga mana, já voltou com boy kkkk <text:s/></text:p>
        </text:list-item>
        <text:list-item>
          <text:p text:style-name="P3"><text:s/>Até agora não apagou isso, é ridículo <text:s/></text:p>
        </text:list-item>
        <text:list-item>
          <text:p text:style-name="P3"><text:s/>Você é maravilhosa! Amo. Porém, estou aqui apagando meu comentário de apoio. Depois daqueles áudios do tal Yuri, total falta de respeito com você... sejam felizes, porém, não julgo. Também não achei bacana essa situação de publicar um vídeo e perdoar o sujeito <text:s/></text:p>
        </text:list-item>
        <text:list-item>
          <text:p text:style-name="P3"><text:s/>E por que agora ela não se pronuncia dizendo que perdoou? Aff, me dá um tempo, Iza <text:s/></text:p>
        </text:list-item>
        <text:list-item>
          <text:p text:style-name="P3"><text:s/>Apagando meu comentário 🤣 já aprendi a lição! Nunca mais fico do lado da corna kk <text:s/></text:p>
        </text:list-item>
        <text:list-item>
          <text:p text:style-name="P3"><text:s/>O povo que falou força vendo ela com ele de volta 🤦‍♀️🤦‍♀️🤦‍♀️ <text:s/></text:p>
        </text:list-item>
        <text:list-item>
          <text:p text:style-name="P3"><text:s/>Vim aqui só pra apagar meu comentário de apoio... <text:s/></text:p>
        </text:list-item>
        <text:list-item>
          <text:p text:style-name="P3"><text:s/>Quem veio ver se ela apagou curte aqui. <text:s/></text:p>
        </text:list-item>
        <text:list-item>
          <text:p text:style-name="P3"><text:s/>Voltou né amiga? Logo com o saruê... <text:s/></text:p>
        </text:list-item>
        <text:list-item>
          <text:p text:style-name="P3"><text:s/>🤡🤡🤡🤡🤡🤡🤡🤡🤡🤡🤡🤡🤡🤡🤡🤡🤡🤡🤡🤡🤡🤡🤡🤡🤡 <text:s/></text:p>
        </text:list-item>
        <text:list-item>
          <text:p text:style-name="P3"><text:s/>Precisa substituir esse vídeo com outro explicando como está a relação atualmente. Fomos ouvintes nesse momento e queremos ouvir mais. <text:s/></text:p>
        </text:list-item>
        <text:list-item>
          <text:p text:style-name="P3"><text:s/>Não deixe esse vídeo morrer🤣🤣 <text:s/></text:p>
        </text:list-item>
        <text:list-item>
          <text:p text:style-name="P3"><text:s/>A vida é feita de escolhas!!!! Né??? <text:s/></text:p>
        </text:list-item>
        <text:list-item>
          <text:p text:style-name="P3"><text:s/>Volto aqui quando levar outra gaia</text:p>
        </text:list-item>
        <text:list-item>
          <text:p text:style-name="P3"><text:s/>Por causa de um Jurandir, minha filha? Pqp <text:s/></text:p>
        </text:list-item>
        <text:list-item>
          <text:p text:style-name="P3"><text:s/>Assunto mais falado no terminal da Parangaba <text:s/></text:p>
        </text:list-item>
        <text:list-item>
          <text:p text:style-name="P3"><text:s/>Então não é relacionamento, é um contrato. <text:s/></text:p>
        </text:list-item>
        <text:list-item>
          <text:p text:style-name="P3"><text:s/>Iza amiga, pode trancar ele no porão, ele te trai de novo mulher, não se <text:span text:style-name="T1">iluda</text:span>! Ou volta e assume o risco, ou continua separados! <text:s/></text:p>
        </text:list-item>
        <text:list-item>
          <text:p text:style-name="P3"><text:s/>Sempre soube do retorno, não perdi nem tempo dando ibope. <text:s/></text:p>
        </text:list-item>
        <text:list-item>
          <text:p text:style-name="P3"><text:s/>Creio que a palavra certa seria respeito e não existências né? <text:s/></text:p>
        </text:list-item>
        <text:list-item>
          <text:p text:style-name="P3"><text:s/>Tem mulher que se sujeita a cada coisa pra ter macho do lado 😂😂😂 coloca uma tornozeleira nele mulher ficar melhor pra saber os passos dele 😂😂😂😂😂😂😂😂😂😂😂 <text:s/></text:p>
        </text:list-item>
        <text:list-item>
          <text:p text:style-name="P3"><text:s/>Além de aceitar a <text:span text:style-name="T1">gaia</text:span>, ainda vai sustentar KKKKKKKKKKKKKKKK <text:s/></text:p>
        </text:list-item>
        <text:list-item>
          <text:p text:style-name="P3"><text:s/>Só esqueceu de <text:span text:style-name="T1">exigir</text:span> o amor próprio! <text:s/></text:p>
        </text:list-item>
        <text:list-item>
          <text:p text:style-name="P3"><text:s/>O retorno já foi um erro e com exigências pior ainda. <text:s/></text:p>
        </text:list-item>
        <text:list-item>
          <text:p text:style-name="P3"><text:s/>E vai já conseguir mudar o caráter de quem não tem. <text:s/></text:p>
        </text:list-item>
        <text:list-item>
          <text:p text:style-name="P3"><text:s/>Mas ele é o mesmo <text:s/></text:p>
        </text:list-item>
        <text:list-item>
          <text:p text:style-name="P3"><text:s/>Não é o trabalho, não são os amigos... é o caráter da pessoa! <text:s/></text:p>
        </text:list-item>
        <text:list-item>
          <text:p text:style-name="P3"><text:s/>Uma das exigências: Ela ter acesso ao celular dele. 😂😂😂 <text:s/></text:p>
        </text:list-item>
        <text:list-item>
          <text:p text:style-name="P3"><text:s/><text:span text:style-name="T1">Um conselho: quando levar chifre, não posta na Internet. Depois vc resolve perdoar e fica constrangedor. </text:span>😂😂😂😂 <text:s/></text:p>
        </text:list-item>
        <text:list-item>
          <text:p text:style-name="P3"><text:s/>Tranca dentro de casa e tira o celular! 😒 <text:s/></text:p>
        </text:list-item>
        <text:list-item>
          <text:p text:style-name="P3"><text:s/>Qual a graça de se relacionar com uma lista de exigências? O bom não é o natural o lado real da pessoa? Jaja termina de vez…. <text:s/></text:p>
        </text:list-item>
        <text:list-item>
          <text:p text:style-name="P3"><text:s/>Só não exigiu o amor próprio.. <text:s/></text:p>
        </text:list-item>
        <text:list-item>
          <text:p text:style-name="P3"><text:s/><text:span text:style-name="T1">Tem mulher q não se valoriza. Por isso eles não respeitam e não dão valor! <text:s/></text:span></text:p>
        </text:list-item>
        <text:list-item>
          <text:p text:style-name="P3"><text:s/>Jamais largaria minha carreira por ninguém. Independente dos erros, acho que isso é algo que ninguém deveria exigir. A pessoa abrir mão da própria vida praticamente. Até parece que era a carreira que fazia ele fazer o que fez.. <text:s/></text:p>
        </text:list-item>
        <text:list-item>
          <text:p text:style-name="P3"><text:s/>Acho um absurdo ela fazer ele abandonar sua carreira e o que ama já que a mesma decidiu perdoar e voltar. Como se ele fosse virar santo estando debaixo dos olhos dela... Alguém lembra do família poncio? Pois é. Tudo aconteceu dentro de casa... E o ex marido da Preta Gil ? Pois então, ficou com a personal styler dela <text:s/></text:p>
        </text:list-item>
        <text:list-item>
          <text:p text:style-name="P3"><text:s/>E eu aqui com dó da IZA😢, tomara que seja corna de novo <text:s/></text:p>
        </text:list-item>
        <text:list-item>
          <text:p text:style-name="P3"><text:s/>Assunto mais comentado na parada de ônibus do bairro JoãoXXIII aqui na pracinha kkkk <text:s/></text:p>
        </text:list-item>
        <text:list-item>
          <text:p text:style-name="P3"><text:soft-page-break/><text:s/>Cornaaaaaaa <text:s/></text:p>
        </text:list-item>
        <text:list-item>
          <text:p text:style-name="P3"><text:s/>Já já ela larga dele. Anotem. <text:s/></text:p>
        </text:list-item>
        <text:list-item>
          <text:p text:style-name="P3"><text:s/>🙄 <text:s/></text:p>
        </text:list-item>
        <text:list-item>
          <text:p text:style-name="P3"><text:s/>Oh besha já passei pela mesma situação. Sonha não 😂 <text:s/></text:p>
        </text:list-item>
        <text:list-item>
          <text:p text:style-name="P3"><text:s/>Vai continuar levando chifre 😒 não tem exigência que vá dar jeito! <text:s/></text:p>
        </text:list-item>
        <text:list-item>
          <text:p text:style-name="P3"><text:s/>Mermo que nada <text:s/></text:p>
        </text:list-item>
        <text:list-item>
          <text:p text:style-name="P3"><text:s/>E quem brigou na internet por ela fica como? 🤡🤡 KKKKKKKKKKKK <text:s/></text:p>
        </text:list-item>
        <text:list-item>
          <text:p text:style-name="P3"><text:s/><text:span text:style-name="T1">O maior erro dos pais, é achar que o filho precisa dos dois juntos pra crescer bem, mas é o pior dos pensamentos, a criança precisa que ambos estejam curados pra ter um psicológico bom pra criar ela. O mundo seria melhor se as pessoas pensassem assim. <text:s/></text:span></text:p>
        </text:list-item>
        <text:list-item>
          <text:p text:style-name="P3"><text:s/>Continua sendo chifruda 🤷‍♂️ <text:s/></text:p>
        </text:list-item>
        <text:list-item>
          <text:p text:style-name="P3"><text:s/>Kkkk não me traia, tá bom, agora não! 😂 <text:s/></text:p>
        </text:list-item>
        <text:list-item>
          <text:p text:style-name="P3"><text:s/>Esperava mais de quem cantava dona de mim 😢😢😢😢😢 colocar uma pessoa na colera já é assumir que ela não pode ficar solta. Que lástima Iza <text:s/></text:p>
        </text:list-item>
        <text:list-item>
          <text:p text:style-name="P3"><text:s/>E o colunista tava ouvindo as exigências? Foi uma live? Ou ela fez a lista depois mandou pro colunista? Machooo deixa o povo. Vai viver a vida de vocês rapaz. Se cada um cuidasse da sua vida o mundo era melhor <text:s/></text:p>
        </text:list-item>
        <text:list-item>
          <text:p text:style-name="P3"><text:s/>Da próxima qdo descobrir um chifre, seja a corna cuscuz (aquele que sabe, e abafa)! <text:s/></text:p>
        </text:list-item>
        <text:list-item>
          <text:p text:style-name="P3"><text:s/>E mesmo assim, ainda vai continuar sendo corna 👍🏼 <text:s/></text:p>
        </text:list-item>
        <text:list-item>
          <text:p text:style-name="P3"><text:s/>Um homem quando sabe que fez merd@, lambe até o chão pra mulher pisar… pena que não dura muito tempo! <text:s/></text:p>
        </text:list-item>
        <text:list-item>
          <text:p text:style-name="P3"><text:s/>Agora imaginem se fosse o contrário: um homem exigindo que a mulher abandonasse a carreira pra perdoar uma traição. A Internet estaria cheia de gente indignada, entidades protestando, artistas se posicionando, etc. <text:s/></text:p>
        </text:list-item>
        <text:list-item>
          <text:p text:style-name="P3"><text:s/>🤡imagino a cara do povo que participou do fuzuê sendo solidário com a dor dela. <text:s/></text:p>
        </text:list-item>
        <text:list-item>
          <text:p text:style-name="P3"><text:s/>Já caí nessa Iza, adianta não viu? Infelizmente não dá pra pedir caráter, ele tem que nascer com ele. <text:s/></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13:43:58.194148275</meta:creation-date>
    <dc:date>2024-11-26T00:24:47.114558508</dc:date>
    <meta:editing-duration>PT8M54S</meta:editing-duration>
    <meta:editing-cycles>2</meta:editing-cycles>
    <meta:generator>LibreOffice/24.8.3.2$Linux_X86_64 LibreOffice_project/e14c9fdd1f585efcbb2c5363087a99d20928d522</meta:generator>
    <meta:document-statistic meta:table-count="0" meta:image-count="0" meta:object-count="0" meta:page-count="4" meta:paragraph-count="71" meta:word-count="1828" meta:character-count="9567" meta:non-whitespace-character-count="7674"/>
  </office:meta>
</office:document-meta>
</file>